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8ccbcb" officeooo:paragraph-rsid="008ccbcb" style:font-size-asian="22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1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8ccbcb" officeooo:paragraph-rsid="008ccbcb" style:font-size-asian="14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7932ae" officeooo:paragraph-rsid="007932ae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7b0c19" officeooo:paragraph-rsid="0088c627" style:font-size-asian="12.25pt" style:font-weight-asian="normal" style:font-size-complex="14pt" style:font-weight-complex="normal"/>
    </style:style>
    <style:style style:name="P19" style:family="paragraph" style:parent-style-name="Standard" style:list-style-name="Numbering_20_abc">
      <style:paragraph-properties fo:line-height="150%" fo:text-align="start" style:justify-single-word="false"/>
      <style:text-properties style:use-window-font-color="true" loext:opacity="0%" style:font-name="Times New Roman1" fo:font-size="14pt" fo:font-weight="normal" officeooo:rsid="007b0c19" officeooo:paragraph-rsid="0088c62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officeooo:rsid="007932ae" officeooo:paragraph-rsid="0088c627" style:font-size-asian="12.25pt" style:font-size-complex="14pt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b0c19" officeooo:paragraph-rsid="0088c627" style:font-size-asian="12.25pt" style:font-size-complex="14pt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b0c19" officeooo:paragraph-rsid="00a01ba0" style:font-size-asian="12.25pt" style:font-size-complex="14pt"/>
    </style:style>
    <style:style style:name="P23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ccbcb" officeooo:paragraph-rsid="008ccbcb" style:font-size-asian="21pt" style:font-weight-asian="bold" style:font-size-complex="21pt"/>
    </style:style>
    <style:style style:name="P2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8ec3b8" officeooo:paragraph-rsid="008ec3b8" style:font-size-asian="12.25pt" style:font-size-complex="14pt"/>
    </style:style>
    <style:style style:name="P25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16c31" officeooo:paragraph-rsid="00816c31" style:font-size-asian="21pt" style:font-weight-asian="bold" style:font-size-complex="21pt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816c31" officeooo:paragraph-rsid="008ec3b8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816c31" officeooo:paragraph-rsid="008ec3b8" style:font-size-asian="12.25pt" style:font-size-complex="14pt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90e37a" officeooo:paragraph-rsid="0090e37a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90e37a" officeooo:paragraph-rsid="0090e37a" style:font-size-asian="12.25pt" style:font-size-complex="14pt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816c31" officeooo:paragraph-rsid="009094ab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816c31" style:font-size-asian="21pt" style:font-weight-asian="bold" style:font-size-complex="21pt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bold" officeooo:rsid="009e6d0b" officeooo:paragraph-rsid="009e6d0b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9351c" officeooo:paragraph-rsid="009e6d0b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4e716" officeooo:paragraph-rsid="0094e716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692e7" officeooo:paragraph-rsid="009692e7" style:font-size-asian="12.25pt" style:font-style-asian="normal" style:font-weight-asian="normal" style:font-size-complex="14pt" style:font-style-complex="normal" style:font-weight-complex="bold"/>
    </style:style>
    <style:style style:name="P3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692e7" officeooo:paragraph-rsid="009692e7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692e7" officeooo:paragraph-rsid="0099351c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9351c" officeooo:paragraph-rsid="0099351c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692e7" officeooo:paragraph-rsid="009a5803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692e7" officeooo:paragraph-rsid="009c3dab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692e7" officeooo:paragraph-rsid="009cdf44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e6d0b" officeooo:paragraph-rsid="009e6d0b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style="normal" fo:font-weight="normal" officeooo:rsid="009692e7" officeooo:paragraph-rsid="009e6d0b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4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9cdf44" officeooo:paragraph-rsid="009cef0f" style:font-size-asian="12.25pt" style:font-size-complex="14pt"/>
    </style:style>
    <style:style style:name="P4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8ccbcb" style:font-size-asian="21pt" style:font-weight-asian="bold" style:font-size-complex="21pt" style:font-weight-complex="bold"/>
    </style:style>
    <style:style style:name="P47" style:family="paragraph" style:parent-style-name="Standard" style:list-style-name="Numbering_20_123">
      <style:paragraph-properties fo:line-height="150%" fo:text-align="start" style:justify-single-word="false"/>
      <style:text-properties style:use-window-font-color="true" loext:opacity="0%" style:font-name="Times New Roman1" fo:font-size="14pt" fo:font-style="normal" fo:font-weight="normal" officeooo:rsid="009692e7" officeooo:paragraph-rsid="009692e7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Numbering_20_123">
      <style:paragraph-properties fo:line-height="150%" fo:text-align="start" style:justify-single-word="false"/>
      <style:text-properties style:use-window-font-color="true" loext:opacity="0%" style:font-name="Times New Roman1" fo:font-size="14pt" fo:font-style="normal" fo:font-weight="normal" officeooo:rsid="009cdf44" officeooo:paragraph-rsid="009cdf44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7e5b1f"/>
    </style:style>
    <style:style style:name="T2" style:family="text">
      <style:text-properties officeooo:rsid="008ccbcb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fo:font-weight="bold" officeooo:rsid="008ccbcb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8ad829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7b0c19" style:font-weight-asian="normal" style:font-weight-complex="normal"/>
    </style:style>
    <style:style style:name="T10" style:family="text">
      <style:text-properties fo:font-weight="normal" officeooo:rsid="00816c31" style:font-weight-asian="normal" style:font-weight-complex="normal"/>
    </style:style>
    <style:style style:name="T11" style:family="text">
      <style:text-properties officeooo:rsid="00816c31"/>
    </style:style>
    <style:style style:name="T12" style:family="text">
      <style:text-properties style:font-weight-complex="bold"/>
    </style:style>
    <style:style style:name="T13" style:family="text">
      <style:text-properties officeooo:rsid="009a3769"/>
    </style:style>
    <style:style style:name="T14" style:family="text">
      <style:text-properties officeooo:rsid="00874387" style:font-weight-complex="bold"/>
    </style:style>
    <style:style style:name="T15" style:family="text">
      <style:text-properties officeooo:rsid="00874387"/>
    </style:style>
    <style:style style:name="T16" style:family="text">
      <style:text-properties officeooo:rsid="00985d35" style:font-weight-complex="bold"/>
    </style:style>
    <style:style style:name="T17" style:family="text">
      <style:text-properties officeooo:rsid="0099351c" style:font-weight-complex="bold"/>
    </style:style>
    <style:style style:name="T18" style:family="text">
      <style:text-properties officeooo:rsid="0099351c"/>
    </style:style>
    <style:style style:name="T19" style:family="text">
      <style:text-properties officeooo:rsid="009a5803" style:font-weight-complex="bold"/>
    </style:style>
    <style:style style:name="T20" style:family="text">
      <style:text-properties officeooo:rsid="00a01ba0" style:font-weight-complex="bold"/>
    </style:style>
    <style:style style:name="T21" style:family="text">
      <style:text-properties officeooo:rsid="009c3dab" style:font-weight-complex="bold"/>
    </style:style>
    <style:style style:name="T22" style:family="text">
      <style:text-properties officeooo:rsid="009cdf44" style:font-weight-complex="bold"/>
    </style:style>
    <style:style style:name="T23" style:family="text">
      <style:text-properties fo:font-weight="normal" officeooo:rsid="009cef0f" style:font-weight-asian="normal" style:font-weight-complex="normal"/>
    </style:style>
    <style:style style:name="T24" style:family="text">
      <style:text-properties fo:font-weight="normal" officeooo:rsid="008ec3b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1">1</text:span></text:p>
      <text:p text:style-name="P4">по курсу</text:p>
      <text:p text:style-name="P5">«<text:span text:style-name="T2">Процессы жизненного цикла программного обеспечения</text:span>»</text:p>
      <text:p text:style-name="P5"/>
      <text:p text:style-name="P6">Тестирование документации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<text:tab/><text:tab/><text:tab/><text:tab/> <text:s text:c="6"/><text:tab/><text:tab/><text:tab/><text:tab/><text:tab/><text:span text:style-name="T3">Выполнил:</text:span></text:p>
      <text:p text:style-name="P9"><text:span text:style-name="T3"><text:s/>с</text:span>тудент <text:span text:style-name="T3">группы ИКПИ-</text:span><text:span text:style-name="T4">11</text:span></text:p>
      <text:p text:style-name="P10">Крылов А.В.</text:p>
      <text:p text:style-name="P11"/>
      <text:p text:style-name="P12">Принял: </text:p>
      <text:p text:style-name="P13">Бирюков М.А.</text:p>
      <text:p text:style-name="P2"/>
      <text:p text:style-name="P2"/>
      <text:p text:style-name="P2"/>
      <text:p text:style-name="P7">Санкт-Петербург</text:p>
      <text:p text:style-name="P14">202<text:span text:style-name="T2">5</text:span> г.</text:p>
      <text:p text:style-name="P15"><text:soft-page-break/><text:span text:style-name="T5">Цель</text:span><text:span text:style-name="T6"> </text:span><text:span text:style-name="T7">работы</text:span></text:p>
      <text:p text:style-name="P16">Выбрать документацию, в которой описываются требования к проектированию или разработке программного обеспечения или структуре базы данных.</text:p>
      <text:p text:style-name="P17"><text:span text:style-name="T8"/></text:p>
      <text:p text:style-name="P18">Провести анализ и составить отчет со следующей структурой:</text:p>
      <text:list text:style-name="Numbering_20_abc">
        <text:list-item>
          <text:p text:style-name="P19">Цель работы.</text:p>
        </text:list-item>
        <text:list-item>
          <text:p text:style-name="P19">Описание тестируемой документации.</text:p>
        </text:list-item>
        <text:list-item>
          <text:p text:style-name="P19">Описание критериев качества тестируемой документации</text:p>
        </text:list-item>
        <text:list-item>
          <text:p text:style-name="P19">Описание и обоснование метода тестирования документации.</text:p>
        </text:list-item>
        <text:list-item>
          <text:p text:style-name="P19">Список несоответствий в документации критериям качества с указанием номеров пунктов исходной документации, цитированием части документации и конкретными рекомендациями к исправлению.</text:p>
        </text:list-item>
        <text:list-item>
          <text:p text:style-name="P19">Выводы по работе.</text:p>
        </text:list-item>
        <text:list-item>
          <text:p text:style-name="P19">Список использованных источников.</text:p>
        </text:list-item>
      </text:list>
      <text:p text:style-name="P20"><text:span text:style-name="T9"/></text:p>
      <text:p text:style-name="P21"><text:span text:style-name="T8">Оформить и защитить отчет.</text:span></text:p>
      <text:p text:style-name="P21"><text:span text:style-name="T8"/></text:p>
      <text:p text:style-name="P22"><text:span text:style-name="T8">Критерии к тестируемой документации взяты из ГОСТ 19.101-77 («Общие требования к программной документации»), ГОСТ 34.602-89 («Техническое задание на создание автоматизированной системы»), ГОСТ 19.104-78 («Основные надписи»), ГОСТ 19.105-78 («Общие требования к построению, изложению и оформлению документов»), ГОСТ 34.603-92 («Испытания и приемка автоматизированных систем»), ГОСТ 19.701-90 («Схемы алгоритмов, программ, данных и систем. Условные обозначения и правила выполнения»).</text:span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3"><text:soft-page-break/>Описание тестируемой документации</text:p>
      <text:p text:style-name="P24"><text:span text:style-name="T9">В </text:span><text:span text:style-name="T8">рамках данной лабораторной работы в качестве тестируемой документации используется отчёт по курсовой работе по дисциплине «Разработка Java-приложений управления телекоммуникациями».</text:span></text:p>
      <text:p text:style-name="P24"><text:span text:style-name="T8"/></text:p>
      <text:p text:style-name="P25">Описание критериев качества тестируемой документации</text:p>
      <text:p text:style-name="P24"><text:span text:style-name="T10">Полнота. Каждый элемент функциональности должен был представлен в документе в требуемом объеме. Если описываются функциональные требования в ТЗ, то они должны давать полное представление, как должна работать система.</text:span></text:p>
      <text:p text:style-name="P24"><text:span text:style-name="T10"/></text:p>
      <text:p text:style-name="P26">Однозначность. Интерпретация написанного в документе должна быть одинаковой для всех участников проекта. Необходимо приводить списки терминов и аббревиатур с расшифровкой.</text:p>
      <text:p text:style-name="P24"><text:span text:style-name="T10"/></text:p>
      <text:p text:style-name="P26">Непротиворечивость. Документ проверяется на наличие конфликтных требований, на соответствие требований в разных разделах документа.</text:p>
      <text:p text:style-name="P24"><text:span text:style-name="T10"/></text:p>
      <text:p text:style-name="P26">Актуальность. Документация и реально разработанный программный продукт соответствуют друг другу в один и тот же момент времени.</text:p>
      <text:p text:style-name="P24"><text:span text:style-name="T10"/></text:p>
      <text:p text:style-name="P26">Структурированность. Структурные элементы документации позволяют пользователю осуществлять поиск нужной ему информации.</text:p>
      <text:p text:style-name="P24"><text:span text:style-name="T10"/></text:p>
      <text:p text:style-name="P27"><text:span text:style-name="T8">Тестируемость. Если описывается какая-либо функциональность, то должна быть возможность ее проверки на финальном этапе разработки. Если протестировать что-то невозможно, то каким образом будет проверяться завершенность разработки?</text:span><text:span text:style-name="T10"/></text:p>
      <text:p text:style-name="P25"><text:soft-page-break/>Описание и обоснование метода тестирования документации</text:p>
      <text:p text:style-name="P28">Поскольку разработка описываемого в документации Java-приложения завершена и дальнейшие изменения не планируются, для тестирования документации был выбран метод рецензирования (анализа) документации.</text:p>
      <text:p text:style-name="P29"><text:span text:style-name="T8"/></text:p>
      <text:p text:style-name="P30">Рецензирование выполняется путем просмотра пакета документов и фиксации выполнения заданных критериев тестирования документации.</text:p>
      <text:p text:style-name="P30"/>
      <text:p text:style-name="P31"><text:span text:style-name="T11">Список несоответствий в документации критериям качества с указанием номеров пунктов исходной документации, цитированием части документации и конкретными рекомендациями к исправлению</text:span></text:p>
      <text:p text:style-name="P32">Полнота</text:p>
      <text:p text:style-name="P33"><text:span text:style-name="T12">Слово «таблица», несколько раз упоминаемое в списке ключевых функций в пункте </text:span>«1.1 Требования к функционалу программы» не соответствует требованию к полноте. Текущая формулировка не даёт полного представления о работе функции. Требуется <text:span text:style-name="T13">добавить описание содержания данных таблиц.</text:span></text:p>
      <text:p text:style-name="P32"><text:span text:style-name="T14"/></text:p>
      <text:p text:style-name="P32"><text:span text:style-name="T15">О</text:span>днозначность</text:p>
      <text:p text:style-name="P34"><text:span text:style-name="T14">О</text:span><text:span text:style-name="T12">пределение «RFM-анализ» в разделе «Термины, определения и сокращения» не соответствует требованию к однозначности. В отличие от остальных определений, аббревиатура «RFM» никак не расшифровывается, что может привести к неправильной интерпретации. В контексте данной </text:span><text:soft-page-break/><text:span text:style-name="T12">документации «RFM» означает «Recency, Frequency и Monetary», что стоит добавить радом с термином как разъяснение.</text:span></text:p>
      <text:p text:style-name="P34"><text:span text:style-name="T12"/></text:p>
      <text:p text:style-name="P35">Термин «Jarakta EE» в пункте «1. Постановка задачи» не соответствует требованию к однозначности. У данного термина нет расшифровки. Раздел «Термины, определения и сокращения» стоит дополнить следующим текстом: «Jakarta EE (Jakarta Enterprise Edition) — набор спецификаций и соответствующей документации для языка Java, описывающей архитектуру серверной платформы для задач средних и крупных предприятий».</text:p>
      <text:p text:style-name="P36"><text:span text:style-name="T12"/></text:p>
      <text:p text:style-name="P36"><text:span text:style-name="T12">Формулировка «Приложение должно располагать возможностью создания, изменения, обновления и удаления данных» в пункте «1. Постановка задачи» не соответствует требованию к однозначности. </text:span><text:span text:style-name="T16">Отсутствие конкретизации типа используемых данных создаёт неопределённость. </text:span><text:span text:style-name="T17">Следует указать</text:span><text:span text:style-name="T16">, что речь идёт именно о персональных данных клиентов организации.</text:span></text:p>
      <text:p text:style-name="P36"><text:span text:style-name="T16"/></text:p>
      <text:p text:style-name="P37"><text:span text:style-name="T18">Формулировка «</text:span>Разрабатываемая программа должна иметь удобный функционал для анализа клиентского опыта» <text:span text:style-name="T18">в пункте «1.1 Требования к функционалу программы» не с</text:span><text:span text:style-name="T12">оответствует требованию к однозначности. </text:span><text:span text:style-name="T17">Слово «удобно» не имеет единой интерпретации и описываемое им качество трудно оценивается. Хорошим вариантом будет убрать его из предложения.</text:span></text:p>
      <text:p text:style-name="P38"/>
      <text:p text:style-name="P39"><text:span text:style-name="T12">Формулировка «использование не более двух различных шрифтов, использование не более трех цветов, допустимо использовать различные оттенки этих цветов» в пункте «1.</text:span><text:span text:style-name="T19">2</text:span><text:span text:style-name="T12"> Требования к веб-интерфейсу программы» не соответствует требованию к однозначности. <text:s/></text:span><text:span text:style-name="T16">Отсутствие конкретизации </text:span><text:span text:style-name="T19">внешнего вида</text:span><text:span text:style-name="T16"> создаёт неопределённость. </text:span><text:span text:style-name="T20">Требуется уточнить <text:s/>цвета и шрифты.</text:span></text:p>
      <text:p text:style-name="P39"><text:span text:style-name="T19"/></text:p>
      <text:p text:style-name="P40"><text:soft-page-break/><text:span text:style-name="T19">Формулировка «Интерфейс веб-страницы </text:span><text:span text:style-name="T21">должен</text:span><text:span text:style-name="T19"> следовать стандартам человеко-машинного взаимодействия» в пункте «1.2 Требования к веб-интерфейсу программы» не соответствует требованию к однозначности. </text:span><text:span text:style-name="T17">«</text:span><text:span text:style-name="T21">Стандарты человеко-машинного взаимодействия</text:span><text:span text:style-name="T17">» не име</text:span><text:span text:style-name="T21">ю</text:span><text:span text:style-name="T17">т единой интерпретации. </text:span><text:span text:style-name="T21">Следует либо дополнить, либо убрать данное предложение</text:span><text:span text:style-name="T17">.</text:span></text:p>
      <text:p text:style-name="P40"><text:span text:style-name="T17"/></text:p>
      <text:p text:style-name="P40"><text:span text:style-name="T19">Формулировка «расположение элементов должно оставаться удобным и понятным при просмотре с устройств с различными дисплеями» в пункте «1.2 Требования к веб-интерфейсу программы» не соответствует требованию к однозначности. </text:span><text:span text:style-name="T17">Слов</text:span><text:span text:style-name="T21">а </text:span><text:span text:style-name="T17">«удобно» </text:span><text:span text:style-name="T21">и «понятно» </text:span><text:span text:style-name="T17">не име</text:span><text:span text:style-name="T21">ю</text:span><text:span text:style-name="T17">т единой интерпретации и описываем</text:span><text:span text:style-name="T21">ы</text:span><text:span text:style-name="T17">е им</text:span><text:span text:style-name="T21">и</text:span><text:span text:style-name="T17"> качеств</text:span><text:span text:style-name="T21">а</text:span><text:span text:style-name="T17"> трудно оценивается. </text:span><text:span text:style-name="T21">Стоит либо конкретизировать требования к внешнему виду сайта, либо убрать данное предложение</text:span><text:span text:style-name="T17">.</text:span></text:p>
      <text:p text:style-name="P40"><text:span text:style-name="T17"/></text:p>
      <text:p text:style-name="P41"><text:span text:style-name="T17">Термин «</text:span><text:span text:style-name="T22">MVC-архитектура</text:span><text:span text:style-name="T17">» в пункте «</text:span><text:span text:style-name="T22">3</text:span><text:span text:style-name="T17">. </text:span><text:bookmark-start text:name="_Toc153784777"/><text:span text:style-name="T17">Структура программы</text:span><text:bookmark-end text:name="_Toc153784777"/><text:span text:style-name="T17">» не соответствует требованию к однозначности. У данного термина нет расшифровки. Раздел «Термины, определения и сокращения» стоит дополнить следующим текстом: «</text:span><text:span text:style-name="T22">MVC-архитектура (Model View Controller)</text:span><text:span text:style-name="T17"> — разделени</text:span><text:span text:style-name="T22">е</text:span><text:span text:style-name="T17"> данных приложения и управляющей логики на три отдельных компонента: модель, представление и контроллер — таким образом, что модификация каждого компонента может осуществляться независимо».</text:span></text:p>
      <text:p text:style-name="P32"><text:span text:style-name="T17"/></text:p>
      <text:p text:style-name="P32"><text:span text:style-name="T18">Н</text:span>епротиворечивость</text:p>
      <text:p text:style-name="P42">Рассмотренный документ соответствует данному требованию.</text:p>
      <text:p text:style-name="P32"/>
      <text:p text:style-name="P32">Актуальность</text:p>
      <text:p text:style-name="P43"><text:span text:style-name="T12">Формулировка «использование не более двух различных шрифтов, использование не более трех цветов, допустимо использовать различные оттенки этих цветов» в пункте «1.</text:span><text:span text:style-name="T19">2</text:span><text:span text:style-name="T12"> Требования к веб-интерфейсу программы» </text:span><text:span text:style-name="T19">не соответствует требованию к актуальности</text:span><text:span text:style-name="T20">.</text:span><text:span text:style-name="T19"> </text:span><text:span text:style-name="T20">П</text:span><text:span text:style-name="T19">ри просмотре </text:span><text:soft-page-break/><text:span text:style-name="T19">скриншотов, предоставленных в документации, становится очевидно, что в конечном итоге был выбран розовый цвет интерфейса и шрифт по умолчанию в браузере. Требования к внешнему виду нужно синхронизировать с разработанным программным продуктом.</text:span></text:p>
      <text:p text:style-name="P43"><text:span text:style-name="T19"/></text:p>
      <text:p text:style-name="P32">Структурированность</text:p>
      <text:p text:style-name="P42">Рассмотренный документ соответствует данному требованию.</text:p>
      <text:p text:style-name="P42"/>
      <text:p text:style-name="P32">Тестируемость</text:p>
      <text:p text:style-name="P42">Рассмотренный документ соответствует данному требованию.</text:p>
      <text:p text:style-name="P42"/>
      <text:p text:style-name="P44">Выводы</text:p>
      <text:p text:style-name="P45"><text:span text:style-name="T9">В </text:span><text:span text:style-name="T8">ходе проведённой лабораторной работы </text:span><text:span text:style-name="T23">были изучены критерии качества тестирования документации, а также была проведена проверка отчёта по курсовой работе </text:span><text:span text:style-name="T24">по дисциплине «Разработка Java-приложений управления телекоммуникациями» </text:span><text:span text:style-name="T23">на наличие несоответствий данным критериям.</text:span></text:p>
      <text:p text:style-name="P45"><text:span text:style-name="T23"/></text:p>
      <text:p text:style-name="P46">Список использованных источников</text:p>
      <text:list text:style-name="Numbering_20_123">
        <text:list-item>
          <text:p text:style-name="P47"><text:span text:style-name="T12">Определение RFM-анализа. </text:span><text:a xlink:type="simple" xlink:href="https://developers.sber.ru/help/business-development/rfm-analysis-of-customers" text:style-name="Internet_20_link" text:visited-style-name="Visited_20_Internet_20_Link"><text:span text:style-name="T12">https://developers.sber.ru/help/business-development/rfm-analysis-of-customers</text:span></text:a></text:p>
        </text:list-item>
        <text:list-item>
          <text:p text:style-name="P47"><text:span text:style-name="T12">Определение Jakarta EE. </text:span><text:a xlink:type="simple" xlink:href="https://ru.wikipedia.org/wiki/Jakarta_EE" text:style-name="Internet_20_link" text:visited-style-name="Visited_20_Internet_20_Link"><text:span text:style-name="T12">https://ru.wikipedia.org/wiki/Jakarta_EE</text:span></text:a></text:p>
        </text:list-item>
        <text:list-item>
          <text:p text:style-name="P48"><text:span text:style-name="T12">Определение MVC. </text:span><text:a xlink:type="simple" xlink:href="https://ru.wikipedia.org/wiki/Model-View-Controller" text:style-name="Internet_20_link" text:visited-style-name="Visited_20_Internet_20_Link"><text:span text:style-name="T12">https://ru.wikipedia.org/wiki/Model-View-Controller</text:span></text:a></text:p>
        </text:list-item>
        <text:list-item>
          <text:p text:style-name="P48">ГОСТ 19.101-77 («Общие требования к программной документации»)</text:p>
        </text:list-item>
        <text:list-item>
          <text:p text:style-name="P48">ГОСТ 34.602-89 («Техническое задание на создание автоматизированной системы»)</text:p>
        </text:list-item>
        <text:list-item>
          <text:p text:style-name="P48">ГОСТ 19.104-78 («Основные надписи»)</text:p>
        </text:list-item>
        <text:list-item>
          <text:p text:style-name="P48">ГОСТ 19.105-78 («Общие требования к построению, изложению и оформлению документов»)</text:p>
        </text:list-item>
        <text:list-item>
          <text:p text:style-name="P48">ГОСТ 34.603-92 («Испытания и приемка автоматизированных систем»)</text:p>
        </text:list-item>
        <text:list-item>
          <text:p text:style-name="P48"><text:soft-page-break/>ГОСТ 19.701-90 («Схемы алгоритмов, программ, данных и систем. Условные обозначения и правила выполнения»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5-02-25T16:29:53.403796843</dc:date>
    <meta:editing-cycles>84</meta:editing-cycles>
    <meta:editing-duration>P1DT18H2M48S</meta:editing-duration>
    <meta:generator>LibreOffice/24.8.4.2$Linux_X86_64 LibreOffice_project/480$Build-2</meta:generator>
    <meta:document-statistic meta:table-count="0" meta:image-count="0" meta:object-count="0" meta:page-count="8" meta:paragraph-count="71" meta:word-count="969" meta:character-count="8465" meta:non-whitespace-character-count="7557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